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</style:style>
    <style:style style:name="P2" style:family="paragraph" style:parent-style-name="Standard">
      <style:paragraph-properties fo:line-height="200%" fo:text-align="start" style:justify-single-word="false"/>
    </style:style>
    <style:style style:name="P3" style:family="paragraph" style:parent-style-name="Standard" style:list-style-name="L1">
      <style:paragraph-properties fo:line-height="200%" fo:text-align="start" style:justify-single-word="false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2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</text:p>
      <text:p text:style-name="P2"/>
      <text:p text:style-name="P2"/>
      <text:p text:style-name="P1">Welcome. Please follow the instructions below to the best of your ability. There are no wrong answers.</text:p>
      <text:p text:style-name="P1"/>
      <text:p text:style-name="P1">Materials Needed: One sheet of blank paper. One writing utensil. A sense of imagination.</text:p>
      <text:p text:style-name="P1"/>
      <text:list xml:id="list6171945299230975549" text:style-name="L1">
        <text:list-item>
          <text:p text:style-name="P3">Draw an arc that goes from one end of the paper to the other.</text:p>
        </text:list-item>
        <text:list-item>
          <text:p text:style-name="P3">On this arc, draw a straight line starting on a point on the left side of the arc upward. It should be about ¼ of the page or less.</text:p>
        </text:list-item>
        <text:list-item>
          <text:p text:style-name="P3">Repeat step two but on a point on the right side of the arc.</text:p>
        </text:list-item>
        <text:list-item>
          <text:p text:style-name="P3">Draw a triangle whose base connects the two new endpoints on your new lines. </text:p>
        </text:list-item>
        <text:list-item>
          <text:p text:style-name="P3">Draw two squares with crosses in them.</text:p>
        </text:list-item>
        <text:list-item>
          <text:p text:style-name="P3">Draw a smaller rectangle with a circle in it. </text:p>
        </text:list-item>
        <text:list-item>
          <text:p text:style-name="P3">Draw some fluffy shapes above, or around, your triangle shape.</text:p>
        </text:list-item>
        <text:list-item>
          <text:p text:style-name="P3">Draw one tree with at least one tuft of leaves. It must also have a branch.</text:p>
        </text:list-item>
        <text:list-item>
          <text:p text:style-name="P3">Draw a small rectangle. It must be smoking.</text:p>
        </text:list-item>
        <text:list-item>
          <text:p text:style-name="P3">Draw a family of happy birds.</text:p>
        </text:list-item>
        <text:list-item>
          <text:p text:style-name="P3">In the corner, draw an arc that connects to an adjacent side.</text:p>
        </text:list-item>
        <text:list-item>
          <text:p text:style-name="P3">Draw some lines radially from the center of this arc.</text:p>
        </text:list-item>
        <text:list-item>
          <text:p text:style-name="P3"><text:s/>Draw a skinny rectangle. Put a box on it. </text:p>
        </text:list-item>
        <text:list-item>
          <text:p text:style-name="P3">Add anything else your heart desires.</text:p>
        </text:list-item>
      </text:list>
      <text:p text:style-name="P2"/>
      <text:p text:style-name="P2"/>
      <text:list xml:id="list42345111" text:continue-numbering="true" text:style-name="L1">
        <text:list-header>
          <text:p text:style-name="P4"><draw:frame text:anchor-type="paragraph" draw:z-index="0" draw:style-name="gr1" svg:width="2.3335in" svg:height="0.2217in" draw:transform="rotate (3.1415926535892) translate (7.03680555555555in 0.540277777777778in)"><draw:text-box><text:p>Enjoy Your new Home!</text:p></draw:text-box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s</meta:initial-creator>
    <meta:creation-date>2017-12-14T22:02:26.24</meta:creation-date>
    <meta:document-statistic meta:table-count="0" meta:image-count="0" meta:object-count="0" meta:page-count="1" meta:paragraph-count="17" meta:word-count="211" meta:character-count="1048"/>
    <dc:date>2017-12-14T22:16:11.70</dc:date>
    <dc:creator>a s</dc:creator>
    <meta:editing-duration>PT13M48S</meta:editing-duration>
    <meta:editing-cycles>1</meta:editing-cycles>
    <meta:generator>OpenOffice/4.1.4$Win32 OpenOffice.org_project/414m5$Build-9788</meta:generator>
  </office:meta>
</office:document-meta>
</file>